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1.0313in" style:rel-column-width="9756*"/>
    </style:style>
    <style:style style:name="Table8.C" style:family="table-column">
      <style:table-column-properties style:column-width="1.1042in" style:rel-column-width="10446*"/>
    </style:style>
    <style:style style:name="Table8.D" style:family="table-column">
      <style:table-column-properties style:column-width="3.7604in" style:rel-column-width="35577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3854in" style:rel-column-width="13107*"/>
    </style:style>
    <style:style style:name="Table9.B" style:family="table-column">
      <style:table-column-properties style:column-width="5.5417in" style:rel-column-width="5242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5.5417in" style:rel-column-width="52428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3854in" style:rel-column-width="13107*"/>
    </style:style>
    <style:style style:name="Table11.B" style:family="table-column">
      <style:table-column-properties style:column-width="5.5417in" style:rel-column-width="52428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375in" style:rel-column-width="13008*"/>
    </style:style>
    <style:style style:name="Table1.B" style:family="table-column">
      <style:table-column-properties style:column-width="5.5521in" style:rel-column-width="5252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3854in" style:rel-column-width="13107*"/>
    </style:style>
    <style:style style:name="Table12.B" style:family="table-column">
      <style:table-column-properties style:column-width="5.5417in" style:rel-column-width="52428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71in" fo:margin-left="0in" fo:margin-right="-0.0021in" table:align="margins"/>
    </style:style>
    <style:style style:name="Table13.A" style:family="table-column">
      <style:table-column-properties style:column-width="1.3854in" style:rel-column-width="13107*"/>
    </style:style>
    <style:style style:name="Table13.B" style:family="table-column">
      <style:table-column-properties style:column-width="5.5417in" style:rel-column-width="52428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3854in" style:rel-column-width="13107*"/>
    </style:style>
    <style:style style:name="Table2.B" style:family="table-column">
      <style:table-column-properties style:column-width="5.5417in" style:rel-column-width="5242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3854in" style:rel-column-width="13107*"/>
    </style:style>
    <style:style style:name="Table3.B" style:family="table-column">
      <style:table-column-properties style:column-width="5.5417in" style:rel-column-width="5242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3854in" style:rel-column-width="13107*"/>
    </style:style>
    <style:style style:name="Table4.B" style:family="table-column">
      <style:table-column-properties style:column-width="5.5417in" style:rel-column-width="5242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6.9271in" fo:margin-left="0in" fo:margin-right="-0.0021in" table:align="margins"/>
    </style:style>
    <style:style style:name="Table18.A" style:family="table-column">
      <style:table-column-properties style:column-width="1.3854in" style:rel-column-width="13107*"/>
    </style:style>
    <style:style style:name="Table18.B" style:family="table-column">
      <style:table-column-properties style:column-width="5.5417in" style:rel-column-width="52428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3854in" style:rel-column-width="13107*"/>
    </style:style>
    <style:style style:name="Table5.B" style:family="table-column">
      <style:table-column-properties style:column-width="5.5417in" style:rel-column-width="5242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3854in" style:rel-column-width="13107*"/>
    </style:style>
    <style:style style:name="Table6.B" style:family="table-column">
      <style:table-column-properties style:column-width="5.5417in" style:rel-column-width="5242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3854in" style:rel-column-width="13107*"/>
    </style:style>
    <style:style style:name="Table7.B" style:family="table-column">
      <style:table-column-properties style:column-width="5.5417in" style:rel-column-width="52428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6.9271in" fo:margin-left="0in" fo:margin-right="-0.0021in" table:align="margins"/>
    </style:style>
    <style:style style:name="Table19.A" style:family="table-column">
      <style:table-column-properties style:column-width="1.3854in" style:rel-column-width="13107*"/>
    </style:style>
    <style:style style:name="Table19.B" style:family="table-column">
      <style:table-column-properties style:column-width="5.5417in" style:rel-column-width="52428*"/>
    </style:style>
    <style:style style:name="Table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B1" style:family="table-cell">
      <style:table-cell-properties fo:padding="0.0382in" fo:border="0.0007in solid #000000"/>
    </style:style>
    <style:style style:name="Table19.A2" style:family="table-cell">
      <style:table-cell-properties fo:padding="0.0382in" fo:border-left="0.0007in solid #000000" fo:border-right="none" fo:border-top="none" fo:border-bottom="0.0007in solid #000000"/>
    </style:style>
    <style:style style:name="Table1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style:width="6.9271in" fo:margin-left="0in" fo:margin-right="-0.0021in" table:align="margins"/>
    </style:style>
    <style:style style:name="Table20.A" style:family="table-column">
      <style:table-column-properties style:column-width="1.3854in" style:rel-column-width="13107*"/>
    </style:style>
    <style:style style:name="Table20.B" style:family="table-column">
      <style:table-column-properties style:column-width="5.5417in" style:rel-column-width="52428*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9271in" fo:margin-left="0in" fo:margin-right="-0.0021in" table:align="margins"/>
    </style:style>
    <style:style style:name="Table15.A" style:family="table-column">
      <style:table-column-properties style:column-width="1.3854in" style:rel-column-width="13107*"/>
    </style:style>
    <style:style style:name="Table15.B" style:family="table-column">
      <style:table-column-properties style:column-width="5.5417in" style:rel-column-width="52428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9271in" fo:margin-left="0in" fo:margin-right="-0.0021in" table:align="margins"/>
    </style:style>
    <style:style style:name="Table16.A" style:family="table-column">
      <style:table-column-properties style:column-width="1.3854in" style:rel-column-width="13107*"/>
    </style:style>
    <style:style style:name="Table16.B" style:family="table-column">
      <style:table-column-properties style:column-width="5.5417in" style:rel-column-width="52428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9271in" fo:margin-left="0in" fo:margin-right="-0.0021in" table:align="margins"/>
    </style:style>
    <style:style style:name="Table17.A" style:family="table-column">
      <style:table-column-properties style:column-width="1.3854in" style:rel-column-width="13107*"/>
    </style:style>
    <style:style style:name="Table17.B" style:family="table-column">
      <style:table-column-properties style:column-width="5.5417in" style:rel-column-width="52428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B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4">
      <style:paragraph-properties>
        <style:tab-stops/>
      </style:paragraph-properties>
    </style:style>
    <style:style style:name="P17" style:family="paragraph" style:parent-style-name="Standard" style:list-style-name="L5"/>
    <style:style style:name="P18" style:family="paragraph" style:parent-style-name="Standard" style:list-style-name="L6">
      <style:paragraph-properties>
        <style:tab-stops/>
      </style:paragraph-properties>
      <style:text-properties fo:font-weight="normal" style:font-weight-asian="normal" style:font-weight-complex="normal"/>
    </style:style>
    <style:style style:name="P19" style:family="paragraph" style:parent-style-name="Standard" style:list-style-name="L7"/>
    <style:style style:name="P20" style:family="paragraph" style:parent-style-name="Standard" style:list-style-name="L8"/>
    <style:style style:name="P21" style:family="paragraph" style:parent-style-name="Standard" style:list-style-name="L9"/>
    <style:style style:name="P22" style:family="paragraph" style:parent-style-name="Standard" style:list-style-name="L10"/>
    <style:style style:name="P23" style:family="paragraph" style:parent-style-name="Standard" style:list-style-name="L11"/>
    <style:style style:name="P24" style:family="paragraph" style:parent-style-name="Standard" style:list-style-name="L12"/>
    <style:style style:name="P25" style:family="paragraph" style:parent-style-name="Standard" style:list-style-name="L13"/>
    <style:style style:name="P26" style:family="paragraph" style:parent-style-name="Standard" style:list-style-name="L14"/>
    <style:style style:name="P27" style:family="paragraph" style:parent-style-name="Standard" style:list-style-name="L15"/>
    <style:style style:name="P28" style:family="paragraph" style:parent-style-name="Standard" style:list-style-name="L16"/>
    <style:style style:name="P29" style:family="paragraph" style:parent-style-name="Standard" style:list-style-name="L17"/>
    <style:style style:name="P30" style:family="paragraph" style:parent-style-name="Standard" style:list-style-name="L18"/>
    <style:style style:name="P31" style:family="paragraph" style:parent-style-name="Standard" style:list-style-name="L19"/>
    <style:style style:name="P32" style:family="paragraph" style:parent-style-name="Standard" style:list-style-name="L20"/>
    <style:style style:name="P33" style:family="paragraph" style:parent-style-name="Standard" style:list-style-name="L21"/>
    <style:style style:name="P34" style:family="paragraph" style:parent-style-name="Standard" style:list-style-name="L22"/>
    <style:style style:name="P35" style:family="paragraph" style:parent-style-name="Heading_20_2">
      <style:text-properties fo:font-weight="normal" style:font-weight-asian="normal" style:font-weight-complex="normal"/>
    </style:style>
    <style:style style:name="P36" style:family="paragraph" style:parent-style-name="Heading_20_1" style:list-style-name=""/>
    <style:style style:name="P37" style:family="paragraph" style:parent-style-name="Heading_20_1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witchbox</text:p>
      <text:p text:style-name="P3">Testing Documentation</text:p>
      <text:p text:style-name="P3"/>
      <text:p text:style-name="P3"/>
      <text:p text:style-name="P3">Version 0.3</text:p>
      <text:p text:style-name="P3"/>
      <text:p text:style-name="P4">Version History:</text:p>
      <text:p text:style-name="P3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>
          <table:table-cell table:style-name="Table8.A1" office:value-type="string">
            <text:p text:style-name="P10">Version Number</text:p>
          </table:table-cell>
          <table:table-cell table:style-name="Table8.A1" office:value-type="string">
            <text:p text:style-name="P10">Date</text:p>
          </table:table-cell>
          <table:table-cell table:style-name="Table8.A1" office:value-type="string">
            <text:p text:style-name="P10">Person</text:p>
          </table:table-cell>
          <table:table-cell table:style-name="Table8.D1" office:value-type="string">
            <text:p text:style-name="P10">Description</text:p>
          </table:table-cell>
        </table:table-row>
        <table:table-row>
          <table:table-cell table:style-name="Table8.A2" office:value-type="float" office:value="0.1">
            <text:p text:style-name="P10">0.1</text:p>
          </table:table-cell>
          <table:table-cell table:style-name="Table8.B2" office:value-type="date" office:date-value="2009-09-02">
            <text:p text:style-name="P10">09/02/09</text:p>
          </table:table-cell>
          <table:table-cell table:style-name="Table8.C2" office:value-type="string">
            <text:p text:style-name="P10">John Hoare</text:p>
          </table:table-cell>
          <table:table-cell table:style-name="Table8.D2" office:value-type="string">
            <text:p text:style-name="P10">Initial Version – Incomplete, needs Performance Tests to be written, as well as more function tests. </text:p>
          </table:table-cell>
        </table:table-row>
        <table:table-row>
          <table:table-cell table:style-name="Table8.A2" office:value-type="float" office:value="0.2">
            <text:p text:style-name="P10">0.2</text:p>
          </table:table-cell>
          <table:table-cell table:style-name="Table8.B2" office:value-type="date" office:date-value="2009-09-19">
            <text:p text:style-name="P10">09/19/09</text:p>
          </table:table-cell>
          <table:table-cell table:style-name="Table8.C2" office:value-type="string">
            <text:p text:style-name="P10">John Hoare</text:p>
          </table:table-cell>
          <table:table-cell table:style-name="Table8.D2" office:value-type="string">
            <text:p text:style-name="P10">Modified test cases, Added Performance tests. </text:p>
          </table:table-cell>
        </table:table-row>
        <table:table-row>
          <table:table-cell table:style-name="Table8.A2" office:value-type="float" office:value="0.3">
            <text:p text:style-name="P10">0.3</text:p>
          </table:table-cell>
          <table:table-cell table:style-name="Table8.B2" office:value-type="date" office:date-value="2009-09-20">
            <text:p text:style-name="P10">09/20/09</text:p>
          </table:table-cell>
          <table:table-cell table:style-name="Table8.C2" office:value-type="string">
            <text:p text:style-name="P10">John Hoare</text:p>
          </table:table-cell>
          <table:table-cell table:style-name="Table8.D2" office:value-type="string">
            <text:p text:style-name="P10">Updated edge-case testing to be more applicable to our system. </text:p>
          </table:table-cell>
        </table:table-row>
      </table:table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I. Function Tests<text:tab/>2</text:p>
          <text:p text:style-name="P12">F1: <text:s/>Logon – join<text:tab/>2</text:p>
          <text:p text:style-name="P12">F2: Point-To-Point Communication<text:tab/>2</text:p>
          <text:p text:style-name="P12">F3: Collective Communication: Broadcast<text:tab/>3</text:p>
          <text:p text:style-name="P12">F4: Collective communication: Group-based multicast<text:tab/>4</text:p>
          <text:p text:style-name="P11">II. Performance Tests<text:tab/>4</text:p>
          <text:p text:style-name="P12">Latency Tests<text:tab/>4</text:p>
          <text:p text:style-name="P12">Scalability Test<text:tab/>5</text:p>
          <text:p text:style-name="P11">III. Edge Case tests<text:tab/>5</text:p>
          <text:p text:style-name="P12">EC1: Invalid Sent Destination<text:tab/>5</text:p>
          <text:p text:style-name="P12">EC2: Invalid Group Destination<text:tab/>5</text:p>
        </text:index-body>
      </text:table-of-content>
      <text:p text:style-name="Standard"/>
      <text:h text:style-name="P36" text:outline-level="1"/>
      <text:p text:style-name="P8"/>
      <text:section text:style-name="Sect1" text:name="Function Tests">
        <text:h text:style-name="Heading_20_1" text:outline-level="1">I. Function Tests</text:h>
      </text:section>
      <text:p text:style-name="Text_20_body"/>
      <text:h text:style-name="Heading_20_2" text:outline-level="2">F1: <text:s/>Logon – join</text:h>
      <text:p text:style-name="P6">Description:<text:span text:style-name="T1"> Test that a user can join the system</text:span></text:p>
      <text:p text:style-name="Text_20_body"><text:span text:style-name="T2">Initial Configuration: </text:span><text:span text:style-name="T1">Switchbox running with no clients. </text:span></text:p>
      <text:p text:style-name="P7"/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Test Description:</text:p>
          </table:table-cell>
          <table:table-cell table:style-name="Table9.B1" office:value-type="string">
            <text:list xml:id="list380011495" text:style-name="L1">
              <text:list-item>
                <text:p text:style-name="P13">Client A joins</text:p>
              </text:list-item>
            </text:list>
          </table:table-cell>
        </table:table-row>
        <table:table-row>
          <table:table-cell table:style-name="Table9.A2" office:value-type="string">
            <text:p text:style-name="P9">Expected Results:</text:p>
          </table:table-cell>
          <table:table-cell table:style-name="Table9.B2" office:value-type="string">
            <text:list xml:id="list1280418371" text:style-name="L2">
              <text:list-item>
                <text:p text:style-name="P14">Client A receives join message and has no error</text:p>
              </text:list-item>
            </text:list>
          </table:table-cell>
        </table:table-row>
      </table:table>
      <text:p text:style-name="P1"/>
      <text:h text:style-name="Heading_20_3" text:outline-level="3" text:is-list-header="true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">Test Description:</text:p>
          </table:table-cell>
          <table:table-cell table:style-name="Table10.B1" office:value-type="string">
            <text:list xml:id="list1101522894" text:style-name="L3">
              <text:list-item>
                <text:p text:style-name="P15">Client B joins</text:p>
              </text:list-item>
            </text:list>
          </table:table-cell>
        </table:table-row>
        <table:table-row>
          <table:table-cell table:style-name="Table10.A2" office:value-type="string">
            <text:p text:style-name="P9">Expected Results:</text:p>
          </table:table-cell>
          <table:table-cell table:style-name="Table10.B2" office:value-type="string">
            <text:list xml:id="list882346755" text:style-name="L4">
              <text:list-item>
                <text:p text:style-name="P16">Client B receives join message and has no error</text:p>
              </text:list-item>
              <text:list-item>
                <text:p text:style-name="P16">Client A has no messages.</text:p>
              </text:list-item>
            </text:list>
          </table:table-cell>
        </table:table-row>
      </table:table>
      <text:p text:style-name="P5"/>
      <text:p text:style-name="Text_20_body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">Test Description:</text:p>
          </table:table-cell>
          <table:table-cell table:style-name="Table11.B1" office:value-type="string">
            <text:list xml:id="list123433187" text:style-name="L5">
              <text:list-item>
                <text:p text:style-name="P17">Client C joins</text:p>
              </text:list-item>
            </text:list>
          </table:table-cell>
        </table:table-row>
        <table:table-row>
          <table:table-cell table:style-name="Table11.A2" office:value-type="string">
            <text:p text:style-name="P9">Expected Results:</text:p>
          </table:table-cell>
          <table:table-cell table:style-name="Table11.B2" office:value-type="string">
            <text:list xml:id="list1115958991" text:style-name="L6">
              <text:list-item>
                <text:p text:style-name="P18">Client C receives join message and has no error</text:p>
              </text:list-item>
              <text:list-item>
                <text:p text:style-name="P18">Client B and C have no messages. </text:p>
              </text:list-item>
            </text:list>
          </table:table-cell>
        </table:table-row>
      </table:table>
      <text:p text:style-name="P5"/>
      <text:p text:style-name="P5"/>
      <text:h text:style-name="Heading_20_2" text:outline-level="2">F2: Point-To-Point Communication</text:h>
      <text:p text:style-name="P6">Description: <text:span text:style-name="T1">Test point-to-point communication between two nodes.</text:span></text:p>
      <text:p text:style-name="P6">Initial Configuration: <text:span text:style-name="T1">Clients A, B and C are connected to switch box.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st Description:</text:p>
          </table:table-cell>
          <table:table-cell table:style-name="Table1.B1" office:value-type="string">
            <text:list xml:id="list844176923" text:style-name="L7">
              <text:list-item>
                <text:p text:style-name="P19">Client A sends test to client B. </text:p>
              </text:list-item>
            </text:list>
          </table:table-cell>
        </table:table-row>
        <table:table-row>
          <table:table-cell table:style-name="Table1.A2" office:value-type="string">
            <text:p text:style-name="P1">Expected Results</text:p>
          </table:table-cell>
          <table:table-cell table:style-name="Table1.B2" office:value-type="string">
            <text:list xml:id="list700677216" text:style-name="L8">
              <text:list-item>
                <text:p text:style-name="P20">Client A : No message received</text:p>
              </text:list-item>
              <text:list-item>
                <text:p text:style-name="P20">Client B : Got message from client A</text:p>
              </text:list-item>
              <text:list-item>
                <text:p text:style-name="P20">Client C : No message received </text:p>
              </text:list-item>
            </text:list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">Test Description:</text:p>
          </table:table-cell>
          <table:table-cell table:style-name="Table12.B1" office:value-type="string">
            <text:list xml:id="list525237248" text:style-name="L9">
              <text:list-item>
                <text:p text:style-name="P21">Client B sends test to client C.</text:p>
              </text:list-item>
            </text:list>
          </table:table-cell>
        </table:table-row>
        <table:table-row>
          <table:table-cell table:style-name="Table12.A2" office:value-type="string">
            <text:p text:style-name="P9">Expected Results:</text:p>
          </table:table-cell>
          <table:table-cell table:style-name="Table12.B2" office:value-type="string">
            <text:list xml:id="list400742403" text:style-name="L10">
              <text:list-item>
                <text:p text:style-name="P22">Client A : No message received</text:p>
              </text:list-item>
              <text:list-item>
                <text:p text:style-name="P22"><text:soft-page-break/>Client B : No message received </text:p>
              </text:list-item>
              <text:list-item>
                <text:p text:style-name="P22">Client C : Got message from client B</text:p>
              </text:list-item>
            </text:list>
          </table:table-cell>
        </table:table-row>
      </table:table>
      <text:p text:style-name="P5"/>
      <text:p text:style-name="Text_20_body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">Test Description:</text:p>
          </table:table-cell>
          <table:table-cell table:style-name="Table13.B1" office:value-type="string">
            <text:list xml:id="list1812438313" text:style-name="L11">
              <text:list-item>
                <text:p text:style-name="P23">Client D joins switchbox</text:p>
              </text:list-item>
              <text:list-item>
                <text:p text:style-name="P23">Client A sends message to client D</text:p>
              </text:list-item>
            </text:list>
          </table:table-cell>
        </table:table-row>
        <table:table-row>
          <table:table-cell table:style-name="Table13.A2" office:value-type="string">
            <text:p text:style-name="P9">Expected Results:</text:p>
          </table:table-cell>
          <table:table-cell table:style-name="Table13.B2" office:value-type="string">
            <text:list xml:id="list638781980" text:style-name="L12">
              <text:list-item>
                <text:p text:style-name="P24">Client A : No message received</text:p>
              </text:list-item>
              <text:list-item>
                <text:p text:style-name="P24">Client B : No message received </text:p>
              </text:list-item>
              <text:list-item>
                <text:p text:style-name="P24">Client C : No message received</text:p>
              </text:list-item>
              <text:list-item>
                <text:p text:style-name="P24">Client D : Got message from client A</text:p>
              </text:list-item>
            </text:list>
          </table:table-cell>
        </table:table-row>
      </table:table>
      <text:p text:style-name="P5"/>
      <text:h text:style-name="Heading_20_2" text:outline-level="2">F3: Collective Communication: Broadcast</text:h>
      <text:p text:style-name="P1">Description: <text:span text:style-name="T1">Test sending a broadcast message to all clients</text:span></text:p>
      <text:p text:style-name="P1">Initial Configuration: <text:span text:style-name="T1">Continue from test 1</text:span>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Test Description:</text:p>
          </table:table-cell>
          <table:table-cell table:style-name="Table2.B1" office:value-type="string">
            <text:p text:style-name="Standard">Client A sends broadcast test message</text:p>
          </table:table-cell>
        </table:table-row>
        <table:table-row>
          <table:table-cell table:style-name="Table2.A2" office:value-type="string">
            <text:p text:style-name="P9">Expected Results:</text:p>
          </table:table-cell>
          <table:table-cell table:style-name="Table2.B2" office:value-type="string">
            <text:list xml:id="list1781574591" text:style-name="L13">
              <text:list-item>
                <text:p text:style-name="P25">Client A receives broadcast message</text:p>
              </text:list-item>
              <text:list-item>
                <text:p text:style-name="P25">Client B receives broadcast message</text:p>
              </text:list-item>
              <text:list-item>
                <text:p text:style-name="P25">Client C receives broadcast message</text:p>
              </text:list-item>
            </text:list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Test Description:</text:p>
          </table:table-cell>
          <table:table-cell table:style-name="Table3.B1" office:value-type="string">
            <text:p text:style-name="Standard">Client B sends broadcast test message</text:p>
          </table:table-cell>
        </table:table-row>
        <table:table-row>
          <table:table-cell table:style-name="Table3.A2" office:value-type="string">
            <text:p text:style-name="P9">Expected Results:</text:p>
          </table:table-cell>
          <table:table-cell table:style-name="Table3.B2" office:value-type="string">
            <text:list xml:id="list1603248900" text:style-name="L14">
              <text:list-item>
                <text:p text:style-name="P26">Client A receives <text:span text:style-name="T1">broadcast message</text:span></text:p>
              </text:list-item>
              <text:list-item>
                <text:p text:style-name="P26">Client B receives broadcast message</text:p>
              </text:list-item>
              <text:list-item>
                <text:p text:style-name="P26">Client C receives broadcast message</text:p>
              </text:list-item>
            </text:list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Test Description:</text:p>
          </table:table-cell>
          <table:table-cell table:style-name="Table4.B1" office:value-type="string">
            <text:p text:style-name="Standard">Client C sends broadcast test message</text:p>
          </table:table-cell>
        </table:table-row>
        <table:table-row>
          <table:table-cell table:style-name="Table4.A2" office:value-type="string">
            <text:p text:style-name="P9">Expected Results:</text:p>
          </table:table-cell>
          <table:table-cell table:style-name="Table4.B2" office:value-type="string">
            <text:list xml:id="list223047828" text:style-name="L15">
              <text:list-item>
                <text:p text:style-name="P27">Client A receives broadcast message</text:p>
              </text:list-item>
              <text:list-item>
                <text:p text:style-name="P27">Client B receives broadcast message</text:p>
              </text:list-item>
              <text:list-item>
                <text:p text:style-name="P27">Client C receives broadcast message</text:p>
              </text:list-item>
            </text:list>
          </table:table-cell>
        </table:table-row>
      </table:table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">Test Description:</text:p>
          </table:table-cell>
          <table:table-cell table:style-name="Table18.B1" office:value-type="string">
            <text:list xml:id="list301985618" text:style-name="L16">
              <text:list-item>
                <text:p text:style-name="P28">Client D joins switchbox</text:p>
              </text:list-item>
              <text:list-item>
                <text:p text:style-name="P28">Client A sends broadcast test message</text:p>
              </text:list-item>
            </text:list>
          </table:table-cell>
        </table:table-row>
        <table:table-row>
          <table:table-cell table:style-name="Table18.A2" office:value-type="string">
            <text:p text:style-name="P9">Expected Results:</text:p>
          </table:table-cell>
          <table:table-cell table:style-name="Table18.B2" office:value-type="string">
            <text:list xml:id="list2012011949" text:style-name="L17">
              <text:list-item>
                <text:p text:style-name="P29">Client A receives broadcast message</text:p>
              </text:list-item>
              <text:list-item>
                <text:p text:style-name="P29">Client B receives broadcast message</text:p>
              </text:list-item>
              <text:list-item>
                <text:p text:style-name="P29">Client C receives broadcast message</text:p>
              </text:list-item>
              <text:list-item>
                <text:p text:style-name="P29">Client D receives broadcast message</text:p>
              </text:list-item>
            </text:list>
          </table:table-cell>
        </table:table-row>
      </table:table>
      <text:p text:style-name="Standard"/>
      <text:p text:style-name="Standard"><text:soft-page-break/></text:p>
      <text:h text:style-name="Heading_20_2" text:outline-level="2">F4: Collective communication: Group-based multicast</text:h>
      <text:p text:style-name="Standard"/>
      <text:p text:style-name="P1">Description: <text:span text:style-name="T1">Test for multicast communication</text:span></text:p>
      <text:p text:style-name="P1">Initial Configuration: <text:span text:style-name="T1">Continue from Test 2</text:span>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Test Description:</text:p>
          </table:table-cell>
          <table:table-cell table:style-name="Table5.B1" office:value-type="string">
            <text:p text:style-name="Standard">Client B add to multicast group 1</text:p>
            <text:p text:style-name="Standard">Client A send message to multicast group 1</text:p>
          </table:table-cell>
        </table:table-row>
        <table:table-row>
          <table:table-cell table:style-name="Table5.A2" office:value-type="string">
            <text:p text:style-name="P9">Expected Results:</text:p>
          </table:table-cell>
          <table:table-cell table:style-name="Table5.B2" office:value-type="string">
            <text:list xml:id="list503425618" text:style-name="L18">
              <text:list-item>
                <text:p text:style-name="P30">Client A: No message received</text:p>
              </text:list-item>
              <text:list-item>
                <text:p text:style-name="P30">Client B: Receive Message</text:p>
              </text:list-item>
              <text:list-item>
                <text:p text:style-name="P30">Client C: No message received</text:p>
              </text:list-item>
            </text:list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Test Description:</text:p>
          </table:table-cell>
          <table:table-cell table:style-name="Table6.B1" office:value-type="string">
            <text:p text:style-name="Standard">Client C add to multicast group 1</text:p>
            <text:p text:style-name="Standard">Client A send message to multicast group 1</text:p>
          </table:table-cell>
        </table:table-row>
        <table:table-row>
          <table:table-cell table:style-name="Table6.A2" office:value-type="string">
            <text:p text:style-name="P9">Expected Results:</text:p>
          </table:table-cell>
          <table:table-cell table:style-name="Table6.B2" office:value-type="string">
            <text:list xml:id="list1032380630" text:style-name="L19">
              <text:list-item>
                <text:p text:style-name="P31">Client A: No message received</text:p>
              </text:list-item>
              <text:list-item>
                <text:p text:style-name="P31">Client B: Receive Message</text:p>
              </text:list-item>
              <text:list-item>
                <text:p text:style-name="P31">Client C: Receive Message</text:p>
              </text:list-item>
            </text:list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Test Description:</text:p>
          </table:table-cell>
          <table:table-cell table:style-name="Table7.B1" office:value-type="string">
            <text:p text:style-name="Standard">Client B remove from multicast group 1</text:p>
            <text:p text:style-name="Standard">Client A send message to multicast group 1</text:p>
          </table:table-cell>
        </table:table-row>
        <table:table-row>
          <table:table-cell table:style-name="Table7.A2" office:value-type="string">
            <text:p text:style-name="P9">Expected Results:</text:p>
          </table:table-cell>
          <table:table-cell table:style-name="Table7.B2" office:value-type="string">
            <text:list xml:id="list596968734" text:style-name="L20">
              <text:list-item>
                <text:p text:style-name="P32">Client A: No message received</text:p>
              </text:list-item>
              <text:list-item>
                <text:p text:style-name="P32">Client B: No message received </text:p>
              </text:list-item>
              <text:list-item>
                <text:p text:style-name="P32">Client C: Receive Message</text:p>
              </text:list-item>
            </text:list>
          </table:table-cell>
        </table:table-row>
      </table:table>
      <text:p text:style-name="Standard"/>
      <text:p text:style-name="Standard"/>
      <text:h text:style-name="P37" text:outline-level="1">II. Performance Tests</text:h>
      <text:h text:style-name="P35" text:outline-level="2">Latency Tests</text:h>
      <text:p text:style-name="Standard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9">Test Description:</text:p>
          </table:table-cell>
          <table:table-cell table:style-name="Table19.B1" office:value-type="string">
            <text:p text:style-name="Standard">Client A and Client B sending unicast messages from A to B. <text:line-break/>Continuously add groups of two clients sending unicast messages. </text:p>
          </table:table-cell>
        </table:table-row>
        <table:table-row>
          <table:table-cell table:style-name="Table19.A2" office:value-type="string">
            <text:p text:style-name="P9">Expected Results:</text:p>
          </table:table-cell>
          <table:table-cell table:style-name="Table19.B2" office:value-type="string">
            <text:p text:style-name="Standard">Continuously monitor latency of every unit. Calculate latency across all pairs. Plot average latency for each pair. </text:p>
          </table:table-cell>
        </table:table-row>
      </table:table>
      <text:p text:style-name="P5"/>
      <text:h text:style-name="P35" text:outline-level="2"><text:soft-page-break/>Scalability Test</text:h>
      <text:p text:style-name="P7"/>
      <text:p text:style-name="Standard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9">Test Description:</text:p>
          </table:table-cell>
          <table:table-cell table:style-name="Table20.B1" office:value-type="string">
            <text:p text:style-name="Standard">Client A and Client B sending unicast messages from A to B. <text:line-break/>Continuously add groups of two clients sending unicast messages. </text:p>
          </table:table-cell>
        </table:table-row>
        <table:table-row>
          <table:table-cell table:style-name="Table20.A2" office:value-type="string">
            <text:p text:style-name="P9">Expected Results:</text:p>
          </table:table-cell>
          <table:table-cell table:style-name="Table20.B2" office:value-type="string">
            <text:p text:style-name="Standard">Continuously monitor latency of every unit. Calculate latency across all pairs. Plot average latency for each pair. </text:p>
          </table:table-cell>
        </table:table-row>
      </table:table>
      <text:p text:style-name="P5"/>
      <text:h text:style-name="P37" text:outline-level="1">III. Edge Case tests</text:h>
      <text:h text:style-name="Heading_20_2" text:outline-level="2">EC1: Invalid Sent Destination</text:h>
      <text:p text:style-name="P6">Description: <text:span text:style-name="T1">Test to make sure that the switchbox handles unknown addresses gracefully</text:span></text:p>
      <text:p text:style-name="P6">Initial Configuration: <text:span text:style-name="T1">Clients A, <text:s/>connected to switchbox. Client B is not connected. </text:span></text:p>
      <text:p text:style-name="P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">Test Description:</text:p>
          </table:table-cell>
          <table:table-cell table:style-name="Table15.B1" office:value-type="string">
            <text:list xml:id="list1253501638" text:style-name="L21">
              <text:list-item>
                <text:p text:style-name="P33">Client A sends unicast message to Client B</text:p>
              </text:list-item>
            </text:list>
          </table:table-cell>
        </table:table-row>
        <table:table-row>
          <table:table-cell table:style-name="Table15.A2" office:value-type="string">
            <text:p text:style-name="P9">Expected Results:</text:p>
          </table:table-cell>
          <table:table-cell table:style-name="Table15.B2" office:value-type="string">
            <text:list xml:id="list1831040880" text:style-name="L22">
              <text:list-item>
                <text:p text:style-name="P34">Client A receives address not found error for client B. </text:p>
              </text:list-item>
            </text:list>
          </table:table-cell>
        </table:table-row>
      </table:table>
      <text:p text:style-name="P5"/>
      <text:h text:style-name="P35" text:outline-level="2">EC2: Invalid Group Destination</text:h>
      <text:p text:style-name="P6">Description:<text:span text:style-name="T1"> Test to make sure that the switchbox handles bad group destinations correctly and gracefully. </text:span></text:p>
      <text:p text:style-name="P6">Initial Configuration: <text:span text:style-name="T1"><text:s/>Clients A connected to switchbox. Group 1 exists but has no online members. Group 2 does not exist.</text:span></text:p>
      <text:p text:style-name="P7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">Test Description:</text:p>
          </table:table-cell>
          <table:table-cell table:style-name="Table16.B1" office:value-type="string">
            <text:p text:style-name="Standard">Client A sends multicast message to Group 1.</text:p>
          </table:table-cell>
        </table:table-row>
        <table:table-row>
          <table:table-cell table:style-name="Table16.A2" office:value-type="string">
            <text:p text:style-name="P9">Expected Results:</text:p>
          </table:table-cell>
          <table:table-cell table:style-name="Table16.B2" office:value-type="string">
            <text:p text:style-name="Standard">Client A gets no message. (switchbox silently drops the message)</text:p>
          </table:table-cell>
        </table:table-row>
      </table:table>
      <text:p text:style-name="P7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">Test Description:</text:p>
          </table:table-cell>
          <table:table-cell table:style-name="Table17.B1" office:value-type="string">
            <text:p text:style-name="Standard">Client A sends multicast message to Group 2.</text:p>
          </table:table-cell>
        </table:table-row>
        <table:table-row>
          <table:table-cell table:style-name="Table17.A2" office:value-type="string">
            <text:p text:style-name="P9">Expected Results:</text:p>
          </table:table-cell>
          <table:table-cell table:style-name="Table17.B2" office:value-type="string">
            <text:p text:style-name="Standard">Client A gets a no such group message from the switchbox. 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Dashing Gents Proprietar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n Hoare</meta:initial-creator>
    <meta:creation-date>2009-09-02T15:26:40</meta:creation-date>
    <dc:date>2009-09-20T22:27:08</dc:date>
    <dc:creator>John Hoare</dc:creator>
    <meta:editing-duration>PT14H34M08S</meta:editing-duration>
    <meta:editing-cycles>10</meta:editing-cycles>
    <meta:generator>OpenOffice.org/3.1$Unix OpenOffice.org_project/310m19$Build-9420</meta:generator>
    <meta:document-statistic meta:table-count="19" meta:image-count="0" meta:object-count="0" meta:page-count="5" meta:paragraph-count="157" meta:word-count="838" meta:character-count="5122"/>
  </office:meta>
</office:document-meta>
</file>